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3.018cm"/>
    </style:style>
    <style:style style:name="co6" style:family="table-column">
      <style:table-column-properties fo:break-before="auto" style:column-width="2.935cm"/>
    </style:style>
    <style:style style:name="co7" style:family="table-column">
      <style:table-column-properties fo:break-before="auto" style:column-width="4.262cm"/>
    </style:style>
    <style:style style:name="co8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fo:border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transparent" fo:border="none"/>
    </style:style>
    <style:style style:name="ce10" style:family="table-cell" style:parent-style-name="Default" style:data-style-name="N2">
      <style:table-cell-properties fo:background-color="#ff950e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 style:data-style-name="N125">
      <style:table-cell-properties fo:background-color="#ff950e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25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 style:data-style-name="N126">
      <style:table-cell-properties fo:background-color="#ffff00"/>
    </style:style>
    <style:style style:name="ce17" style:family="table-cell" style:parent-style-name="Default" style:data-style-name="N123">
      <style:table-cell-properties fo:background-color="#ffff00"/>
    </style:style>
    <style:style style:name="ce18" style:family="table-cell" style:parent-style-name="Default">
      <style:table-cell-properties fo:background-color="#00cc00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6600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000000"/>
    </style:style>
    <style:style style:name="ce25" style:family="table-cell" style:parent-style-name="Default">
      <style:table-cell-properties fo:background-color="#009900"/>
    </style:style>
    <style:style style:name="ce26" style:family="table-cell" style:parent-style-name="Default">
      <style:table-cell-properties fo:background-color="#cc0000"/>
    </style:style>
    <style:style style:name="ce27" style:family="table-cell" style:parent-style-name="Default" style:data-style-name="N60">
      <style:table-cell-properties fo:background-color="#009900"/>
    </style:style>
    <style:style style:name="ce28" style:family="table-cell" style:parent-style-name="Default">
      <style:table-cell-properties fo:background-color="#ccff66"/>
    </style:style>
    <style:style style:name="ce29" style:family="table-cell" style:parent-style-name="Default">
      <style:table-cell-properties fo:background-color="#314004"/>
    </style:style>
    <style:style style:name="ce30" style:family="table-cell" style:parent-style-name="Default">
      <style:table-cell-properties fo:background-color="#ff3300"/>
    </style:style>
  </office:automatic-styles>
  <office:body>
    <office:spreadsheet>
      <table:table table:name="Sessao 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5"/>
        <table:table-column table:style-name="co1" table:default-cell-style-name="ce14"/>
        <table:table-column table:style-name="co4" table:default-cell-style-name="Default"/>
        <table:table-column table:style-name="co1" table:default-cell-style-name="Default"/>
        <table:table-column table:style-name="co1" table:number-columns-repeated="5" table:default-cell-style-name="ce5"/>
        <table:table-column table:style-name="co1" table:default-cell-style-name="ce14"/>
        <table:table-column table:style-name="co1" table:number-columns-repeated="2" table:default-cell-style-name="ce5"/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14" table:number-columns-repeated="7"/>
          <table:table-cell table:number-columns-repeated="3"/>
        </table:table-row>
        <table:table-row table:style-name="ro1">
          <table:table-cell table:style-name="ce1"/>
          <table:table-cell table:style-name="ce3"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 table:number-columns-repeated="8"/>
        </table:table-row>
        <table:table-row table:style-name="ro1">
          <table:table-cell table:style-name="ce2"/>
          <table:table-cell table:style-name="ce4"/>
          <table:table-cell table:style-name="ce6" table:number-columns-repeated="4"/>
          <table:table-cell table:style-name="ce7"/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/>
          <table:table-cell table:style-name="ce4"/>
          <table:table-cell table:style-name="ce6" table:number-columns-repeated="2"/>
          <table:table-cell table:style-name="ce10"/>
          <table:table-cell table:style-name="ce12"/>
          <table:table-cell table:style-name="ce7"/>
          <table:table-cell table:style-name="ce16"/>
          <table:table-cell table:style-name="ce17"/>
          <table:table-cell table:style-name="ce15"/>
          <table:table-cell table:style-name="ce16"/>
          <table:table-cell table:number-columns-repeated="8"/>
        </table:table-row>
        <table:table-row table:style-name="ro1" table:number-rows-repeated="2">
          <table:table-cell table:style-name="ce2"/>
          <table:table-cell table:style-name="ce4"/>
          <table:table-cell table:style-name="ce6" table:number-columns-repeated="2"/>
          <table:table-cell table:style-name="ce10"/>
          <table:table-cell table:style-name="ce12"/>
          <table:table-cell table:style-name="ce7"/>
          <table:table-cell table:number-columns-repeated="2"/>
          <table:table-cell table:style-name="ce14"/>
          <table:table-cell table:style-name="ce5"/>
          <table:table-cell table:number-columns-repeated="8"/>
        </table:table-row>
        <table:table-row table:style-name="ro1">
          <table:table-cell table:style-name="ce2"/>
          <table:table-cell table:style-name="ce5"/>
          <table:table-cell table:style-name="ce7" table:number-columns-repeated="2"/>
          <table:table-cell table:style-name="ce11"/>
          <table:table-cell table:style-name="ce13"/>
          <table:table-cell table:style-name="ce7"/>
          <table:table-cell office:value-type="string" calcext:value-type="string">
            <text:p>E=0.76960*C-20.84</text:p>
          </table:table-cell>
          <table:table-cell/>
          <table:table-cell table:style-name="ce14" office:value-type="string" calcext:value-type="string">
            <text:p>errocent cago no b?</text:p>
          </table:table-cell>
          <table:table-cell table:style-name="ce5"/>
          <table:table-cell table:number-columns-repeated="8"/>
        </table:table-row>
        <table:table-row table:style-name="ro1" table:number-rows-repeated="2">
          <table:table-cell table:style-name="ce2"/>
          <table:table-cell table:style-name="ce5"/>
          <table:table-cell table:style-name="ce7" table:number-columns-repeated="2"/>
          <table:table-cell table:style-name="ce11"/>
          <table:table-cell table:style-name="ce13"/>
          <table:table-cell table:style-name="ce7"/>
          <table:table-cell table:number-columns-repeated="2"/>
          <table:table-cell table:style-name="ce14"/>
          <table:table-cell table:style-name="ce5"/>
          <table:table-cell table:number-columns-repeated="8"/>
        </table:table-row>
        <table:table-row table:style-name="ro1">
          <table:table-cell table:style-name="ce2"/>
          <table:table-cell table:style-name="ce5"/>
          <table:table-cell table:style-name="ce7" table:number-columns-repeated="2"/>
          <table:table-cell table:style-name="ce11"/>
          <table:table-cell table:style-name="ce13"/>
          <table:table-cell table:style-name="ce7"/>
          <table:table-cell table:number-columns-repeated="2"/>
          <table:table-cell table:style-name="ce14" office:value-type="string" calcext:value-type="string">
            <text:p>Dados Brutos e Tratados</text:p>
          </table:table-cell>
          <table:table-cell table:style-name="ce5"/>
          <table:table-cell table:number-columns-repeated="8"/>
        </table:table-row>
        <table:table-row table:style-name="ro1">
          <table:table-cell table:style-name="ce2"/>
          <table:table-cell table:style-name="ce5"/>
          <table:table-cell table:style-name="ce7" table:number-columns-repeated="5"/>
          <table:table-cell table:number-columns-repeated="2"/>
          <table:table-cell table:style-name="ce5" office:value-type="string" calcext:value-type="string">
            <text:p>ang</text:p>
          </table:table-cell>
          <table:table-cell table:style-name="ce5" office:value-type="string" calcext:value-type="string">
            <text:p>cent(canais)</text:p>
          </table:table-cell>
          <table:table-cell office:value-type="string" calcext:value-type="string">
            <text:p>ecent(canais)</text:p>
          </table:table-cell>
          <table:table-cell office:value-type="string" calcext:value-type="string">
            <text:p>cent(KeV)</text:p>
          </table:table-cell>
          <table:table-cell office:value-type="string" calcext:value-type="string">
            <text:p>ecent(KeV)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5" table:number-columns-repeated="6"/>
          <table:table-cell/>
          <table:table-cell office:value-type="string" calcext:value-type="string">
            <text:p>Usei 2 ensaio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float" office:value="0.6335" calcext:value-type="float">
            <text:p>0.6335</text:p>
          </table:table-cell>
          <table:table-cell table:style-name="ce18" office:value-type="float" office:value="667.0184752" calcext:value-type="float">
            <text:p>667.0184752</text:p>
          </table:table-cell>
          <table:table-cell office:value-type="float" office:value="0.577205771008561" calcext:value-type="float">
            <text:p>0.577205771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5" office:value-type="string" calcext:value-type="string">
            <text:p>Etab(KeV)</text:p>
          </table:table-cell>
          <table:table-cell table:style-name="ce5" office:value-type="string" calcext:value-type="string">
            <text:p>ang</text:p>
          </table:table-cell>
          <table:table-cell table:style-name="ce5" office:value-type="string" calcext:value-type="string">
            <text:p>ang(rad)</text:p>
          </table:table-cell>
          <table:table-cell table:style-name="ce5" office:value-type="string" calcext:value-type="string">
            <text:p>cent(KeV)</text:p>
          </table:table-cell>
          <table:table-cell table:style-name="ce5" office:value-type="string" calcext:value-type="string">
            <text:p>ecent(KeV)</text:p>
          </table:table-cell>
          <table:table-cell table:style-name="ce5" office:value-type="string" calcext:value-type="string">
            <text:p>denom Etab</text:p>
          </table:table-cell>
          <table:table-cell table:number-columns-repeated="2"/>
          <table:table-cell table:style-name="ce8" office:value-type="float" office:value="10" calcext:value-type="float">
            <text:p>10</text:p>
          </table:table-cell>
          <table:table-cell/>
          <table:table-cell office:value-type="float" office:value="0.883" calcext:value-type="float">
            <text:p>0.883</text:p>
          </table:table-cell>
          <table:table-cell table:style-name="ce18" office:value-type="float" office:value="649.1268144" calcext:value-type="float">
            <text:p>649.1268144</text:p>
          </table:table-cell>
          <table:table-cell table:style-name="Default" office:value-type="float" office:value="0.741798174703325" calcext:value-type="float">
            <text:p>0.7417981747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5" table:formula="of:=662/[.G14]" office:value-type="float" office:value="662" calcext:value-type="float">
            <text:p>66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C14]*PI()/180" office:value-type="float" office:value="0" calcext:value-type="float">
            <text:p>0</text:p>
          </table:table-cell>
          <table:table-cell table:style-name="ce5" office:value-type="float" office:value="667.0877392" calcext:value-type="float">
            <text:p>667.0877392</text:p>
          </table:table-cell>
          <table:table-cell table:style-name="ce5" office:value-type="float" office:value="0.4875416" calcext:value-type="float">
            <text:p>0.4875416</text:p>
          </table:table-cell>
          <table:table-cell table:style-name="ce5" table:formula="of:=1+662/510.99891013*(1-COS([.D14]))" office:value-type="float" office:value="1" calcext:value-type="float">
            <text:p>1</text:p>
          </table:table-cell>
          <table:table-cell table:number-columns-repeated="2"/>
          <table:table-cell table:style-name="ce9" office:value-type="float" office:value="20" calcext:value-type="float">
            <text:p>20</text:p>
          </table:table-cell>
          <table:table-cell/>
          <table:table-cell office:value-type="float" office:value="2.10079" calcext:value-type="float">
            <text:p>2.10079</text:p>
          </table:table-cell>
          <table:table-cell table:style-name="ce18" office:value-type="float" office:value="589.6936848" calcext:value-type="float">
            <text:p>589.6936848</text:p>
          </table:table-cell>
          <table:table-cell office:value-type="float" office:value="1.66625446430827" calcext:value-type="float">
            <text:p>1.6662544643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5" table:formula="of:=662/[.G15]" office:value-type="float" office:value="649.222277799055" calcext:value-type="float">
            <text:p>649.2222777991</text:p>
          </table:table-cell>
          <table:table-cell table:style-name="ce8" office:value-type="float" office:value="10" calcext:value-type="float">
            <text:p>10</text:p>
          </table:table-cell>
          <table:table-cell table:style-name="ce5" table:formula="of:=[.C15]*PI()/180" office:value-type="float" office:value="0.174532925199433" calcext:value-type="float">
            <text:p>0.1745329252</text:p>
          </table:table-cell>
          <table:table-cell table:style-name="ce5" office:value-type="float" office:value="649.200696" calcext:value-type="float">
            <text:p>649.200696</text:p>
          </table:table-cell>
          <table:table-cell table:style-name="ce5" office:value-type="float" office:value="0.6795568" calcext:value-type="float">
            <text:p>0.6795568</text:p>
          </table:table-cell>
          <table:table-cell table:style-name="ce5" table:formula="of:=1+662/510.99891013*(1-COS([.D15]))" office:value-type="float" office:value="1.01968158308471" calcext:value-type="float">
            <text:p>1.0196815831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/>
          <table:table-cell office:value-type="float" office:value="2.29639" calcext:value-type="float">
            <text:p>2.29639</text:p>
          </table:table-cell>
          <table:table-cell table:style-name="ce18" office:value-type="float" office:value="560.700544" calcext:value-type="float">
            <text:p>560.700544</text:p>
          </table:table-cell>
          <table:table-cell office:value-type="float" office:value="1.74486813840161" calcext:value-type="float">
            <text:p>1.7448681384</text:p>
          </table:table-cell>
          <table:table-cell table:style-name="ce14" table:number-columns-repeated="2"/>
          <table:table-cell table:number-columns-repeated="3"/>
        </table:table-row>
        <table:table-row table:style-name="ro1">
          <table:table-cell table:style-name="ce3"/>
          <table:table-cell table:style-name="ce5" table:formula="of:=662/[.G16]" office:value-type="float" office:value="614.027096142719" calcext:value-type="float">
            <text:p>614.0270961427</text:p>
          </table:table-cell>
          <table:table-cell table:style-name="ce9" office:value-type="float" office:value="20" calcext:value-type="float">
            <text:p>20</text:p>
          </table:table-cell>
          <table:table-cell table:style-name="ce5" table:formula="of:=[.C16]*PI()/180" office:value-type="float" office:value="0.349065850398866" calcext:value-type="float">
            <text:p>0.3490658504</text:p>
          </table:table-cell>
          <table:table-cell table:style-name="ce5" office:value-type="float" office:value="590.1885376" calcext:value-type="float">
            <text:p>590.1885376</text:p>
          </table:table-cell>
          <table:table-cell table:style-name="ce5" office:value-type="float" office:value="1.616767984" calcext:value-type="float">
            <text:p>1.616767984</text:p>
          </table:table-cell>
          <table:table-cell table:style-name="ce5" table:formula="of:=1+662/510.99891013*(1-COS([.D16]))" office:value-type="float" office:value="1.07812831739616" calcext:value-type="float">
            <text:p>1.0781283174</text:p>
          </table:table-cell>
          <table:table-cell/>
          <table:table-cell table:style-name="ce5"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2.46392" calcext:value-type="float">
            <text:p>2.46392</text:p>
          </table:table-cell>
          <table:table-cell table:style-name="ce18" office:value-type="float" office:value="456.2050256" calcext:value-type="float">
            <text:p>456.2050256</text:p>
          </table:table-cell>
          <table:table-cell office:value-type="float" office:value="1.87395741731209" calcext:value-type="float">
            <text:p>1.8739574173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5" table:formula="of:=662/[.G17]" office:value-type="float" office:value="564.093491877887" calcext:value-type="float">
            <text:p>564.0934918779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formula="of:=[.C17]*PI()/180" office:value-type="float" office:value="0.523598775598299" calcext:value-type="float">
            <text:p>0.5235987756</text:p>
          </table:table-cell>
          <table:table-cell table:style-name="ce5" office:value-type="float" office:value="560.1556672" calcext:value-type="float">
            <text:p>560.1556672</text:p>
          </table:table-cell>
          <table:table-cell table:style-name="ce5" office:value-type="float" office:value="1.767301744" calcext:value-type="float">
            <text:p>1.767301744</text:p>
          </table:table-cell>
          <table:table-cell table:style-name="ce5" table:formula="of:=1+662/510.99891013*(1-COS([.D17]))" office:value-type="float" office:value="1.17356432848778" calcext:value-type="float">
            <text:p>1.1735643285</text:p>
          </table:table-cell>
          <table:table-cell/>
          <table:table-cell table:style-name="ce5"/>
          <table:table-cell table:style-name="ce5" office:value-type="float" office:value="70" calcext:value-type="float">
            <text:p>70</text:p>
          </table:table-cell>
          <table:table-cell/>
          <table:table-cell office:value-type="float" office:value="2.48676" calcext:value-type="float">
            <text:p>2.48676</text:p>
          </table:table-cell>
          <table:table-cell table:style-name="ce18" office:value-type="float" office:value="354.978768" calcext:value-type="float">
            <text:p>354.978768</text:p>
          </table:table-cell>
          <table:table-cell office:value-type="float" office:value="1.92638021773102" calcext:value-type="float">
            <text:p>1.9263802177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5" table:formula="of:=662/[.G18]" office:value-type="float" office:value="452.566241935075" calcext:value-type="float">
            <text:p>452.5662419351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formula="of:=[.C18]*PI()/180" office:value-type="float" office:value="0.872664625997165" calcext:value-type="float">
            <text:p>0.872664626</text:p>
          </table:table-cell>
          <table:table-cell table:style-name="ce5" office:value-type="float" office:value="455.6262864" calcext:value-type="float">
            <text:p>455.6262864</text:p>
          </table:table-cell>
          <table:table-cell table:style-name="ce5" office:value-type="float" office:value="1.896232832" calcext:value-type="float">
            <text:p>1.896232832</text:p>
          </table:table-cell>
          <table:table-cell table:style-name="ce5" table:formula="of:=1+662/510.99891013*(1-COS([.D18]))" office:value-type="float" office:value="1.46276928913087" calcext:value-type="float">
            <text:p>1.4627692891</text:p>
          </table:table-cell>
          <table:table-cell/>
          <table:table-cell table:style-name="ce5"/>
          <table:table-cell office:value-type="float" office:value="90" calcext:value-type="float">
            <text:p>90</text:p>
          </table:table-cell>
          <table:table-cell/>
          <table:table-cell office:value-type="float" office:value="1.16345" calcext:value-type="float">
            <text:p>1.16345</text:p>
          </table:table-cell>
          <table:table-cell table:style-name="ce18" office:value-type="float" office:value="292.5780608" calcext:value-type="float">
            <text:p>292.5780608</text:p>
          </table:table-cell>
          <table:table-cell office:value-type="float" office:value="0.919114835630975" calcext:value-type="float">
            <text:p>0.9191148356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5" table:formula="of:=662/[.G19]" office:value-type="float" office:value="357.371501148526" calcext:value-type="float">
            <text:p>357.3715011485</text:p>
          </table:table-cell>
          <table:table-cell table:style-name="ce5" office:value-type="float" office:value="70" calcext:value-type="float">
            <text:p>70</text:p>
          </table:table-cell>
          <table:table-cell table:style-name="ce5" table:formula="of:=[.C19]*PI()/180" office:value-type="float" office:value="1.22173047639603" calcext:value-type="float">
            <text:p>1.2217304764</text:p>
          </table:table-cell>
          <table:table-cell table:style-name="ce5" office:value-type="float" office:value="354.978768" calcext:value-type="float">
            <text:p>354.978768</text:p>
          </table:table-cell>
          <table:table-cell table:style-name="ce5" office:value-type="float" office:value="1.913810496" calcext:value-type="float">
            <text:p>1.913810496</text:p>
          </table:table-cell>
          <table:table-cell table:style-name="ce5" table:formula="of:=1+662/510.99891013*(1-COS([.D19]))" office:value-type="float" office:value="1.85241407854978" calcext:value-type="float">
            <text:p>1.8524140785</text:p>
          </table:table-cell>
          <table:table-cell table:style-name="Default"/>
          <table:table-cell table:style-name="ce5" table:number-columns-repeated="2"/>
          <table:table-cell table:number-columns-repeated="2"/>
          <table:table-cell table:style-name="ce18"/>
          <table:table-cell table:style-name="ce7"/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5" table:formula="of:=662/[.G20]" office:value-type="float" office:value="288.390104700583" calcext:value-type="float">
            <text:p>288.3901047006</text:p>
          </table:table-cell>
          <table:table-cell office:value-type="float" office:value="90" calcext:value-type="float">
            <text:p>90</text:p>
          </table:table-cell>
          <table:table-cell table:style-name="ce5" table:formula="of:=[.C20]*PI()/180" office:value-type="float" office:value="1.5707963267949" calcext:value-type="float">
            <text:p>1.5707963268</text:p>
          </table:table-cell>
          <table:table-cell table:style-name="ce5" office:value-type="float" office:value="292.5780608" calcext:value-type="float">
            <text:p>292.5780608</text:p>
          </table:table-cell>
          <table:table-cell table:style-name="ce5" office:value-type="float" office:value="0.89539112" calcext:value-type="float">
            <text:p>0.89539112</text:p>
          </table:table-cell>
          <table:table-cell table:style-name="ce5" table:formula="of:=1+662/510.99891013*(1-COS([.D20]))" office:value-type="float" office:value="2.29550178459595" calcext:value-type="float">
            <text:p>2.2955017846</text:p>
          </table:table-cell>
          <table:table-cell table:style-name="Default"/>
          <table:table-cell table:style-name="ce5" table:number-columns-repeated="2"/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style-name="ce5" table:number-columns-repeated="2"/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s(ang)</text:p>
          </table:table-cell>
          <table:table-cell office:value-type="string" calcext:value-type="string">
            <text:p>1/cent(1/MeV)</text:p>
          </table:table-cell>
          <table:table-cell office:value-type="string" calcext:value-type="string">
            <text:p>eCos</text:p>
          </table:table-cell>
          <table:table-cell office:value-type="string" calcext:value-type="string">
            <text:p>e(1/cent)(1/MeV)</text:p>
          </table:table-cell>
          <table:table-cell table:style-name="Default"/>
          <table:table-cell table:style-name="ce5" table:number-columns-repeated="2"/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4])" office:value-type="float" office:value="1" calcext:value-type="float">
            <text:p>1</text:p>
          </table:table-cell>
          <table:table-cell table:formula="of:=1/[.M12]*1000" office:value-type="float" office:value="1.49920884830088" calcext:value-type="float">
            <text:p>1.4992088483</text:p>
          </table:table-cell>
          <table:table-cell office:value-type="float" office:value="0" calcext:value-type="float">
            <text:p>0</text:p>
          </table:table-cell>
          <table:table-cell table:formula="of:= ([.E23]*[.E23])*[.N12]/1000" office:value-type="float" office:value="0.00129734337407505" calcext:value-type="float">
            <text:p>0.0012973434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5])" office:value-type="float" office:value="0.984807753012208" calcext:value-type="float">
            <text:p>0.984807753</text:p>
          </table:table-cell>
          <table:table-cell table:formula="of:=1/[.M13]*1000" office:value-type="float" office:value="1.5405310300181" calcext:value-type="float">
            <text:p>1.54053103</text:p>
          </table:table-cell>
          <table:table-cell office:value-type="float" office:value="0" calcext:value-type="float">
            <text:p>0</text:p>
          </table:table-cell>
          <table:table-cell table:formula="of:= ([.E24]*[.E24])*[.N13]/1000" office:value-type="float" office:value="0.00176046202497048" calcext:value-type="float">
            <text:p>0.001760462</text:p>
          </table:table-cell>
          <table:table-cell table:style-name="Default"/>
          <table:table-cell table:style-name="Default" office:value-type="string" calcext:value-type="string">
            <text:p>1/e'=1/e+mc/(1-cos)</text:p>
          </table:table-cell>
          <table:table-cell table:number-columns-repeated="2"/>
          <table:table-cell table:style-name="Default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6])" office:value-type="float" office:value="0.939692620785908" calcext:value-type="float">
            <text:p>0.9396926208</text:p>
          </table:table-cell>
          <table:table-cell table:formula="of:=1/[.M14]*1000" office:value-type="float" office:value="1.69579567456138" calcext:value-type="float">
            <text:p>1.6957956746</text:p>
          </table:table-cell>
          <table:table-cell office:value-type="float" office:value="0" calcext:value-type="float">
            <text:p>0</text:p>
          </table:table-cell>
          <table:table-cell table:formula="of:= ([.E25]*[.E25])*[.N14]/1000" office:value-type="float" office:value="0.00479168623664485" calcext:value-type="float">
            <text:p>0.0047916862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7])" office:value-type="float" office:value="0.866025403784439" calcext:value-type="float">
            <text:p>0.8660254038</text:p>
          </table:table-cell>
          <table:table-cell table:formula="of:=1/[.M15]*1000" office:value-type="float" office:value="1.78348319918876" calcext:value-type="float">
            <text:p>1.7834831992</text:p>
          </table:table-cell>
          <table:table-cell office:value-type="float" office:value="0" calcext:value-type="float">
            <text:p>0</text:p>
          </table:table-cell>
          <table:table-cell table:formula="of:= ([.E26]*[.E26])*[.N15]/1000" office:value-type="float" office:value="0.00555009807452415" calcext:value-type="float">
            <text:p>0.0055500981</text:p>
          </table:table-cell>
          <table:table-cell table:style-name="Default"/>
          <table:table-cell table:style-name="Default" office:value-type="string" calcext:value-type="string">
            <text:p>eCos</text:p>
          </table:table-cell>
          <table:table-cell table:number-columns-repeated="2"/>
          <table:table-cell table:style-name="Default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8])" office:value-type="float" office:value="0.642787609686539" calcext:value-type="float">
            <text:p>0.6427876097</text:p>
          </table:table-cell>
          <table:table-cell table:formula="of:=1/[.M16]*1000" office:value-type="float" office:value="2.19199689587988" calcext:value-type="float">
            <text:p>2.1919968959</text:p>
          </table:table-cell>
          <table:table-cell office:value-type="float" office:value="0" calcext:value-type="float">
            <text:p>0</text:p>
          </table:table-cell>
          <table:table-cell table:formula="of:= ([.E27]*[.E27])*[.N16]/1000" office:value-type="float" office:value="0.00900408503031444" calcext:value-type="float">
            <text:p>0.009004085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3"/>
          <table:table-cell table:formula="of:=COS([.D19])" office:value-type="float" office:value="0.342020143325669" calcext:value-type="float">
            <text:p>0.3420201433</text:p>
          </table:table-cell>
          <table:table-cell table:formula="of:=1/[.M17]*1000" office:value-type="float" office:value="2.81706989303653" calcext:value-type="float">
            <text:p>2.817069893</text:p>
          </table:table-cell>
          <table:table-cell office:value-type="float" office:value="0" calcext:value-type="float">
            <text:p>0</text:p>
          </table:table-cell>
          <table:table-cell table:formula="of:= ([.E28]*[.E28])*[.N17]/1000" office:value-type="float" office:value="0.0152875276019641" calcext:value-type="float">
            <text:p>0.0152875276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1/[.M18]*1000" office:value-type="float" office:value="3.41789127067726" calcext:value-type="float">
            <text:p>3.4178912707</text:p>
          </table:table-cell>
          <table:table-cell office:value-type="float" office:value="0" calcext:value-type="float">
            <text:p>0</text:p>
          </table:table-cell>
          <table:table-cell table:formula="of:= ([.E29]*[.E29])*[.N18]/1000" office:value-type="float" office:value="0.010737081806009" calcext:value-type="float">
            <text:p>0.0107370818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</table:table>
      <table:table table:name="Sessao 2" table:style-name="ta1">
        <table:table-column table:style-name="co1" table:default-cell-style-name="Default"/>
        <table:table-column table:style-name="co1" table:number-columns-repeated="3" table:default-cell-style-name="ce20"/>
        <table:table-column table:style-name="co5" table:default-cell-style-name="ce20"/>
        <table:table-column table:style-name="co1" table:default-cell-style-name="ce20"/>
        <table:table-column table:style-name="co4" table:default-cell-style-name="ce20"/>
        <table:table-column table:style-name="co1" table:default-cell-style-name="ce22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19" office:value-type="string" calcext:value-type="string" table:number-columns-spanned="6" table:number-rows-spanned="1">
            <text:p>Pontos de calibração do pulser</text:p>
          </table:table-cell>
          <table:covered-table-cell table:number-columns-repeated="5" table:style-name="ce5"/>
          <table:table-cell table:style-name="Default"/>
          <table:table-cell table:number-columns-repeated="2"/>
          <table:table-cell table:style-name="ce19" office:value-type="string" calcext:value-type="string" table:number-columns-spanned="4" table:number-rows-spanned="1">
            <text:p>Pontos do ajuste</text:p>
          </table:table-cell>
          <table:covered-table-cell table:number-columns-repeated="3" table:style-name="ce24"/>
          <table:table-cell table:number-columns-repeated="7"/>
        </table:table-row>
        <table:table-row table:style-name="ro1">
          <table:table-cell/>
          <table:table-cell office:value-type="string" calcext:value-type="string">
            <text:p>1.2V</text:p>
          </table:table-cell>
          <table:table-cell table:number-columns-repeated="5"/>
          <table:table-cell table:style-name="ce21" office:value-type="string" calcext:value-type="string">
            <text:p>---------|</text:p>
          </table:table-cell>
          <table:table-cell/>
          <table:table-cell table:style-name="ce23" office:value-type="string" calcext:value-type="string">
            <text:p>|---------</text:p>
          </table:table-cell>
          <table:table-cell table:style-name="ce20" office:value-type="string" calcext:value-type="string">
            <text:p>centróide</text:p>
          </table:table-cell>
          <table:table-cell table:style-name="ce20" office:value-type="string" calcext:value-type="string">
            <text:p>tensão</text:p>
          </table:table-cell>
          <table:table-cell table:style-name="ce20" office:value-type="string" calcext:value-type="string">
            <text:p>erro centróide</text:p>
          </table:table-cell>
          <table:table-cell table:style-name="ce20" office:value-type="string" calcext:value-type="string">
            <text:p>erro tensã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/>
          <table:table-cell table:style-name="ce22" office:value-type="string" calcext:value-type="string">
            <text:p>|</text:p>
          </table:table-cell>
          <table:table-cell table:style-name="ce20" table:formula="of:=[.F6]" office:value-type="float" office:value="156.611957349581" calcext:value-type="float">
            <text:p>156.6119573496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table:formula="of:=[.G6]" office:value-type="float" office:value="0.272499824532808" calcext:value-type="float">
            <text:p>0.272499824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table:formula="of:=([.C4]-[.$F$6])^2" office:value-type="float" office:value="2.59840649686854" calcext:value-type="float">
            <text:p>2.5984064969</text:p>
          </table:table-cell>
          <table:table-cell office:value-type="float" office:value="2626" calcext:value-type="float">
            <text:p>2626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|</text:p>
          </table:table-cell>
          <table:table-cell/>
          <table:table-cell table:style-name="ce22" office:value-type="string" calcext:value-type="string">
            <text:p>|</text:p>
          </table:table-cell>
          <table:table-cell table:style-name="ce20" table:formula="of:=[.F15]" office:value-type="float" office:value="299.871667936024" calcext:value-type="float">
            <text:p>299.871667936</text:p>
          </table:table-cell>
          <table:table-cell table:style-name="ce20" table:formula="of:=[.L3]+1.1" office:value-type="float" office:value="2.3" calcext:value-type="float">
            <text:p>2.3</text:p>
          </table:table-cell>
          <table:table-cell table:style-name="ce20" table:formula="of:=[.G15]" office:value-type="float" office:value="0.227628368027499" calcext:value-type="float">
            <text:p>0.22762836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35" calcext:value-type="float">
            <text:p>1035</text:p>
          </table:table-cell>
          <table:table-cell table:formula="of:=([.C5]-[.$F$6])^2" office:value-type="float" office:value="0.374491797706329" calcext:value-type="float">
            <text:p>0.374491797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style-name="ce23" office:value-type="string" calcext:value-type="string">
            <text:p>|---------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---------|</text:p>
          </table:table-cell>
          <table:table-cell table:style-name="ce20" table:formula="of:=[.F24]" office:value-type="float" office:value="442.672124904798" calcext:value-type="float">
            <text:p>442.6721249048</text:p>
          </table:table-cell>
          <table:table-cell table:style-name="ce20" table:formula="of:=[.L4]+1.1" office:value-type="float" office:value="3.4" calcext:value-type="float">
            <text:p>3.4</text:p>
          </table:table-cell>
          <table:table-cell table:style-name="ce20" table:formula="of:=[.G24]" office:value-type="float" office:value="0.28054057236528" calcext:value-type="float">
            <text:p>0.280540572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545" calcext:value-type="float">
            <text:p>1545</text:p>
          </table:table-cell>
          <table:table-cell table:formula="of:=([.C6]-[.$F$6])^2" office:value-type="float" office:value="0.150577098544122" calcext:value-type="float">
            <text:p>0.1505770985</text:p>
          </table:table-cell>
          <table:table-cell table:formula="of:=SUMPRODUCT([.C4:.C7];[.D4:.D7])/SUM([.D4:.D7])" office:value-type="float" office:value="156.611957349581" calcext:value-type="float">
            <text:p>156.6119573496</text:p>
          </table:table-cell>
          <table:table-cell table:formula="of:=SUMPRODUCT([.E4:.E7];[.D4:.D7])/SUM([.D4:.D7])" office:value-type="float" office:value="0.272499824532808" calcext:value-type="float">
            <text:p>0.2724998245</text:p>
          </table:table-cell>
          <table:table-cell office:value-type="string" calcext:value-type="string">
            <text:p>|</text:p>
          </table:table-cell>
          <table:table-cell/>
          <table:table-cell table:style-name="ce22" office:value-type="string" calcext:value-type="string">
            <text:p>|</text:p>
          </table:table-cell>
          <table:table-cell table:style-name="ce20" table:formula="of:=[.F33]" office:value-type="float" office:value="588.152703731912" calcext:value-type="float">
            <text:p>588.1527037319</text:p>
          </table:table-cell>
          <table:table-cell table:style-name="ce20" table:formula="of:=[.L5]+1.1" office:value-type="float" office:value="4.5" calcext:value-type="float">
            <text:p>4.5</text:p>
          </table:table-cell>
          <table:table-cell table:style-name="ce20" table:formula="of:=[.G33]" office:value-type="float" office:value="0.235249734769013" calcext:value-type="float">
            <text:p>0.235249734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table:formula="of:=([.C7]-[.$F$6])^2" office:value-type="float" office:value="1.92666239938191" calcext:value-type="float">
            <text:p>1.9266623994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table:style-name="ce22" office:value-type="string" calcext:value-type="string">
            <text:p>|</text:p>
          </table:table-cell>
          <table:table-cell table:style-name="ce20" table:formula="of:=[.F43]" office:value-type="float" office:value="733.649904761905" calcext:value-type="float">
            <text:p>733.6499047619</text:p>
          </table:table-cell>
          <table:table-cell table:style-name="ce20" table:formula="of:=[.L6]+1.1" office:value-type="float" office:value="5.6" calcext:value-type="float">
            <text:p>5.6</text:p>
          </table:table-cell>
          <table:table-cell table:style-name="ce20" table:formula="of:=[.G43]" office:value-type="float" office:value="0.291528562358277" calcext:value-type="float">
            <text:p>0.291528562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/>
          <table:table-cell table:style-name="ce23" office:value-type="string" calcext:value-type="string">
            <text:p>|---------</text:p>
          </table:table-cell>
          <table:table-cell table:style-name="ce20" table:formula="of:=[.F52]" office:value-type="float" office:value="879.926504188881" calcext:value-type="float">
            <text:p>879.9265041889</text:p>
          </table:table-cell>
          <table:table-cell table:style-name="ce20" table:formula="of:=[.L7]+1.1" office:value-type="float" office:value="6.7" calcext:value-type="float">
            <text:p>6.7</text:p>
          </table:table-cell>
          <table:table-cell table:style-name="ce20" table:formula="of:=[.G52]" office:value-type="float" office:value="0.234126164681615" calcext:value-type="float">
            <text:p>0.2341261647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2"/>
          <table:table-cell table:style-name="ce24" office:value-type="string" calcext:value-type="string">
            <text:p>Calibração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em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eb</text:p>
          </table:table-cell>
          <table:table-cell table:style-name="ce25"/>
          <table:table-cell table:style-name="ce25" office:value-type="string" calcext:value-type="string">
            <text:p>Chi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3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style-name="ce23"/>
          <table:table-cell/>
          <table:table-cell table:style-name="ce25"/>
          <table:table-cell table:style-name="ce27" office:value-type="float" office:value="0.00760094" calcext:value-type="float">
            <text:p>7.60E-003</text:p>
          </table:table-cell>
          <table:table-cell table:style-name="ce27" office:value-type="float" office:value="0.00000314026" calcext:value-type="float">
            <text:p>3.14E-006</text:p>
          </table:table-cell>
          <table:table-cell table:style-name="ce27" office:value-type="float" office:value="0.0213905" calcext:value-type="float">
            <text:p>2.14E-002</text:p>
          </table:table-cell>
          <table:table-cell table:style-name="ce27" office:value-type="float" office:value="0.00181785" calcext:value-type="float">
            <text:p>1.82E-003</text:p>
          </table:table-cell>
          <table:table-cell table:style-name="ce25"/>
          <table:table-cell table:style-name="ce25" table:formula="of:=125.9/4" office:value-type="float" office:value="31.475" calcext:value-type="float">
            <text:p>31.4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float" office:value="0.00748895" calcext:value-type="float">
            <text:p>0.00748895</text:p>
          </table:table-cell>
          <table:table-cell/>
          <table:table-cell office:value-type="float" office:value="0.02292" calcext:value-type="float">
            <text:p>0.022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formula="of:=([.C13]-[.F15])^2" office:value-type="float" office:value="3.50314086274176" calcext:value-type="float">
            <text:p>3.5031408627</text:p>
          </table:table-cell>
          <table:table-cell office:value-type="float" office:value="2626" calcext:value-type="float">
            <text:p>2626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486" calcext:value-type="float">
            <text:p>486</text:p>
          </table:table-cell>
          <table:table-cell table:formula="of:=([.C14]-[.$F$15])^2" office:value-type="float" office:value="0.759804990693003" calcext:value-type="float">
            <text:p>0.759804990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88" calcext:value-type="float">
            <text:p>1988</text:p>
          </table:table-cell>
          <table:table-cell table:formula="of:=([.C15]-[.$F$15])^2" office:value-type="float" office:value="0.0164691186442426" calcext:value-type="float">
            <text:p>0.0164691186</text:p>
          </table:table-cell>
          <table:table-cell table:formula="of:=SUMPRODUCT([.C13:.C16];[.D13:.D16])/SUM([.D13:.D16])" office:value-type="float" office:value="299.871667936024" calcext:value-type="float">
            <text:p>299.871667936</text:p>
          </table:table-cell>
          <table:table-cell table:formula="of:=SUMPRODUCT([.E13:.E16];[.D13:.D16])/SUM([.D13:.D16])" office:value-type="float" office:value="0.227628368027499" calcext:value-type="float">
            <text:p>0.227628368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51" calcext:value-type="float">
            <text:p>151</text:p>
          </table:table-cell>
          <table:table-cell table:formula="of:=([.C16]-[.$F$15])^2" office:value-type="float" office:value="1.27313324659548" calcext:value-type="float">
            <text:p>1.2731332466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.4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  <table:table-cell table:style-name="ce24" office:value-type="string" calcext:value-type="string">
            <text:p>Graduaçã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6" office:value-type="string" calcext:value-type="string">
            <text:p>210Po – 1</text:p>
          </table:table-cell>
          <table:table-cell table:style-name="ce26" office:value-type="string" calcext:value-type="string">
            <text:p>Área Sinal</text:p>
          </table:table-cell>
          <table:table-cell table:style-name="ce26" office:value-type="string" calcext:value-type="string">
            <text:p>Centróide</text:p>
          </table:table-cell>
          <table:table-cell table:style-name="ce26" office:value-type="string" calcext:value-type="string">
            <text:p>FWHM</text:p>
          </table:table-cell>
          <table:table-cell table:style-name="ce26" office:value-type="string" calcext:value-type="string">
            <text:p>ec</text:p>
          </table:table-cell>
          <table:table-cell table:style-name="ce26" office:value-type="string" calcext:value-type="string">
            <text:p>Centróide (V)</text:p>
          </table:table-cell>
          <table:table-cell table:style-name="ce26" office:value-type="string" calcext:value-type="string">
            <text:p>ecV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1" calcext:value-type="float">
            <text:p>11</text:p>
          </table:table-cell>
          <table:table-cell table:formula="of:=([.C22]-[.$F$24])^2" office:value-type="float" office:value="2.79600169724633" calcext:value-type="float">
            <text:p>2.7960016972</text:p>
          </table:table-cell>
          <table:table-cell office:value-type="float" office:value="2626" calcext:value-type="float">
            <text:p>2626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6"/>
          <table:table-cell table:style-name="ce26" office:value-type="float" office:value="2782" calcext:value-type="float">
            <text:p>2782</text:p>
          </table:table-cell>
          <table:table-cell table:style-name="ce26" office:value-type="float" office:value="692.2" calcext:value-type="float">
            <text:p>692.2</text:p>
          </table:table-cell>
          <table:table-cell table:style-name="ce26" office:value-type="float" office:value="2.49" calcext:value-type="float">
            <text:p>2.49</text:p>
          </table:table-cell>
          <table:table-cell table:style-name="ce26" table:formula="of:=[.N22]/2.35/SQRT([.L22])" office:value-type="float" office:value="0.0200887503652104" calcext:value-type="float">
            <text:p>0.0200887504</text:p>
          </table:table-cell>
          <table:table-cell table:style-name="ce26" table:formula="of:=[.$L$11]*[.M22]+[.$N$11]" office:value-type="float" office:value="5.282761168" calcext:value-type="float">
            <text:p>5.282761168</text:p>
          </table:table-cell>
          <table:table-cell table:style-name="ce26" table:formula="of:=SQRT(([.$L$11]*[.O22])^2+([.M22]*[.$M$11])^2+([.$O$11])^2)" office:value-type="float" office:value="0.00283774792613914" calcext:value-type="float">
            <text:p>0.0028377479</text:p>
          </table:table-cell>
          <table:table-cell office:value-type="string" calcext:value-type="string">
            <text:p>---|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907" calcext:value-type="float">
            <text:p>907</text:p>
          </table:table-cell>
          <table:table-cell table:formula="of:=([.C23]-[.$F$24])^2" office:value-type="float" office:value="0.451751887649964" calcext:value-type="float">
            <text:p>0.451751887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office:value-type="float" office:value="1640" calcext:value-type="float">
            <text:p>1640</text:p>
          </table:table-cell>
          <table:table-cell table:formula="of:=([.C24]-[.$F$24])^2" office:value-type="float" office:value="0.107502078053602" calcext:value-type="float">
            <text:p>0.1075020781</text:p>
          </table:table-cell>
          <table:table-cell table:formula="of:=SUMPRODUCT([.C22:.C25];[.D22:.D25])/SUM([.D22:.D25])" office:value-type="float" office:value="442.672124904798" calcext:value-type="float">
            <text:p>442.6721249048</text:p>
          </table:table-cell>
          <table:table-cell table:formula="of:=SUMPRODUCT([.E22:.E25];[.D22:.D25])/SUM([.D22:.D25])" office:value-type="float" office:value="0.28054057236528" calcext:value-type="float">
            <text:p>0.28054057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5" office:value-type="string" calcext:value-type="string">
            <text:p>210Po – 2</text:p>
          </table:table-cell>
          <table:table-cell table:style-name="ce25" office:value-type="string" calcext:value-type="string">
            <text:p>Área Sinal</text:p>
          </table:table-cell>
          <table:table-cell table:style-name="ce25" office:value-type="string" calcext:value-type="string">
            <text:p>Centróide</text:p>
          </table:table-cell>
          <table:table-cell table:style-name="ce25" office:value-type="string" calcext:value-type="string">
            <text:p>FWHM</text:p>
          </table:table-cell>
          <table:table-cell table:style-name="ce25" office:value-type="string" calcext:value-type="string">
            <text:p>ec</text:p>
          </table:table-cell>
          <table:table-cell table:style-name="ce25" office:value-type="string" calcext:value-type="string">
            <text:p>Centróide (V)</text:p>
          </table:table-cell>
          <table:table-cell table:style-name="ce25" office:value-type="string" calcext:value-type="string">
            <text:p>ecV</text:p>
          </table:table-cell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table:formula="of:=([.C25]-[.$F$24])^2" office:value-type="float" office:value="1.76325226845724" calcext:value-type="float">
            <text:p>1.7632522685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table:style-name="ce25"/>
          <table:table-cell table:style-name="ce25" office:value-type="float" office:value="2799" calcext:value-type="float">
            <text:p>2799</text:p>
          </table:table-cell>
          <table:table-cell table:style-name="ce25" office:value-type="float" office:value="687.35" calcext:value-type="float">
            <text:p>687.35</text:p>
          </table:table-cell>
          <table:table-cell table:style-name="ce25" office:value-type="float" office:value="2.35" calcext:value-type="float">
            <text:p>2.35</text:p>
          </table:table-cell>
          <table:table-cell table:style-name="ce25" table:formula="of:=[.N25]/2.35/SQRT([.L25])" office:value-type="float" office:value="0.0189015992374581" calcext:value-type="float">
            <text:p>0.0189015992</text:p>
          </table:table-cell>
          <table:table-cell table:style-name="ce25" table:formula="of:=[.$L$11]*[.M25]+[.$N$11]" office:value-type="float" office:value="5.245896609" calcext:value-type="float">
            <text:p>5.245896609</text:p>
          </table:table-cell>
          <table:table-cell table:style-name="ce25" table:formula="of:=SQRT(([.$L$11]*[.O25])^2+([.M25]*[.$M$11])^2+([.$O$11])^2)" office:value-type="float" office:value="0.00282562548103582" calcext:value-type="float">
            <text:p>0.0028256255</text:p>
          </table:table-cell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Energia (MeV)</text:p>
          </table:table-cell>
          <table:table-cell/>
          <table:table-cell table:style-name="ce24" office:value-type="string" calcext:value-type="string">
            <text:p>k (MeV/V)</text:p>
          </table:table-cell>
          <table:table-cell table:style-name="ce24" office:value-type="string" calcext:value-type="string">
            <text:p>ek</text:p>
          </table:table-cell>
          <table:table-cell table:number-columns-repeated="2"/>
          <table:table-cell table:style-name="ce24" office:value-type="string" calcext:value-type="string">
            <text:p>k (MeV/V)</text:p>
          </table:table-cell>
          <table:table-cell table:style-name="ce24" office:value-type="string" calcext:value-type="string">
            <text:p>ek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float" office:value="5.305" calcext:value-type="float">
            <text:p>5.305</text:p>
          </table:table-cell>
          <table:table-cell/>
          <table:table-cell table:style-name="ce28" table:formula="of:=[.K28]/[.P25]" office:value-type="float" office:value="1.01126659471302" calcext:value-type="float">
            <text:p>1.0112665947</text:p>
          </table:table-cell>
          <table:table-cell table:style-name="ce28" table:formula="of:=[.K28]/[.P25]^2*[.Q25]" office:value-type="float" office:value="0.000544703960279944" calcext:value-type="float">
            <text:p>0.000544704</text:p>
          </table:table-cell>
          <table:table-cell table:number-columns-repeated="2"/>
          <table:table-cell table:style-name="ce30" table:formula="of:=[.K28]/[.P22]" office:value-type="float" office:value="1.00420969854452" calcext:value-type="float">
            <text:p>1.0042096985</text:p>
          </table:table-cell>
          <table:table-cell table:style-name="ce30" table:formula="of:=[.K28]/[.P22]^2*[.Q22]" office:value-type="float" office:value="0.000539432675229647" calcext:value-type="float">
            <text:p>0.00053943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5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|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|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formula="of:=([.C31]-[.$F$33])^2" office:value-type="float" office:value="4.63413335738625" calcext:value-type="float">
            <text:p>4.6341333574</text:p>
          </table:table-cell>
          <table:table-cell office:value-type="float" office:value="2626" calcext:value-type="float">
            <text:p>2626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9" office:value-type="string" calcext:value-type="string">
            <text:p>Isto é que </text:p>
          </table:table-cell>
          <table:table-cell table:style-name="ce15" office:value-type="string" calcext:value-type="string">
            <text:p>m'</text:p>
          </table:table-cell>
          <table:table-cell table:style-name="ce15" office:value-type="string" calcext:value-type="string">
            <text:p>em'</text:p>
          </table:table-cell>
          <table:table-cell table:style-name="ce15" office:value-type="string" calcext:value-type="string">
            <text:p>b'</text:p>
          </table:table-cell>
          <table:table-cell table:style-name="ce15" office:value-type="string" calcext:value-type="string">
            <text:p>eb'</text:p>
          </table:table-cell>
          <table:table-cell/>
          <table:table-cell table:style-name="ce15" office:value-type="string" calcext:value-type="string">
            <text:p>m'</text:p>
          </table:table-cell>
          <table:table-cell table:style-name="ce15" office:value-type="string" calcext:value-type="string">
            <text:p>em'</text:p>
          </table:table-cell>
          <table:table-cell table:style-name="ce15" office:value-type="string" calcext:value-type="string">
            <text:p>b'</text:p>
          </table:table-cell>
          <table:table-cell table:style-name="ce15" office:value-type="string" calcext:value-type="string">
            <text:p>eb'</text:p>
          </table:table-cell>
          <table:table-cell table:style-name="ce19" office:value-type="string" calcext:value-type="string">
            <text:p>ISTO ESTÁ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  <table:table-cell office:value-type="float" office:value="135" calcext:value-type="float">
            <text:p>135</text:p>
          </table:table-cell>
          <table:table-cell table:formula="of:=([.C32]-[.$F$33])^2" office:value-type="float" office:value="1.328725893563" calcext:value-type="float">
            <text:p>1.328725893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9" office:value-type="string" calcext:value-type="string">
            <text:p>interessa</text:p>
          </table:table-cell>
          <table:table-cell table:style-name="ce15" table:formula="of:=[.$L$11]*[.M28]" office:value-type="float" office:value="0.00768657671041797" calcext:value-type="float">
            <text:p>0.0076865767</text:p>
          </table:table-cell>
          <table:table-cell table:style-name="ce15" table:formula="of:=SQRT(([.$L$11]*[.N28])^2+([.M28]*[.$M$11])^2)" office:value-type="float" office:value="0.00000521789805034983" calcext:value-type="float">
            <text:p>5.21789805034983E-006</text:p>
          </table:table-cell>
          <table:table-cell table:style-name="ce15" table:formula="of:=[.$N$11]*[.M28]" office:value-type="float" office:value="0.0216314980942088" calcext:value-type="float">
            <text:p>0.0216314981</text:p>
          </table:table-cell>
          <table:table-cell table:style-name="ce15" table:formula="of:=SQRT(([.$N$11]*[.N28])^2+([.M28]*[.$O$11])^2)" office:value-type="float" office:value="0.00183836790287027" calcext:value-type="float">
            <text:p>0.0018383679</text:p>
          </table:table-cell>
          <table:table-cell/>
          <table:table-cell table:style-name="ce15" table:formula="of:=[.$L$11]*[.Q28]" office:value-type="float" office:value="0.00763293766605502" calcext:value-type="float">
            <text:p>0.0076329377</text:p>
          </table:table-cell>
          <table:table-cell table:style-name="ce15" table:formula="of:=SQRT(([.$L$11]*[.R28])^2+([.Q28]*[.$M$11])^2)" office:value-type="float" office:value="0.00000517262366356772" calcext:value-type="float">
            <text:p>5.17262366356772E-006</text:p>
          </table:table-cell>
          <table:table-cell table:style-name="ce15" table:formula="of:=[.$N$11]*[.Q28]" office:value-type="float" office:value="0.0214805475567166" calcext:value-type="float">
            <text:p>0.0214805476</text:p>
          </table:table-cell>
          <table:table-cell table:style-name="ce15" table:formula="of:=SQRT(([.$N$11]*[.R28])^2+([.Q28]*[.$O$11])^2)" office:value-type="float" office:value="0.00182553906746098" calcext:value-type="float">
            <text:p>0.0018255391</text:p>
          </table:table-cell>
          <table:table-cell table:style-name="ce19" office:value-type="string" calcext:value-type="string">
            <text:p>MAL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8" calcext:value-type="float">
            <text:p>588</text:p>
          </table:table-cell>
          <table:table-cell office:value-type="float" office:value="1953" calcext:value-type="float">
            <text:p>1953</text:p>
          </table:table-cell>
          <table:table-cell table:formula="of:=([.C33]-[.$F$33])^2" office:value-type="float" office:value="0.0233184297397386" calcext:value-type="float">
            <text:p>0.0233184297</text:p>
          </table:table-cell>
          <table:table-cell table:formula="of:=SUMPRODUCT([.C31:.C35];[.D31:.D35])/SUM([.D31:.D35])" office:value-type="float" office:value="588.152703731912" calcext:value-type="float">
            <text:p>588.1527037319</text:p>
          </table:table-cell>
          <table:table-cell table:formula="of:=SUMPRODUCT([.E31:.E35];[.D31:.D35])/SUM([.D31:.D35])" office:value-type="float" office:value="0.235249734769013" calcext:value-type="float">
            <text:p>0.2352497348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536" calcext:value-type="float">
            <text:p>536</text:p>
          </table:table-cell>
          <table:table-cell table:formula="of:=([.C34]-[.$F$33])^2" office:value-type="float" office:value="0.717910965916481" calcext:value-type="float">
            <text:p>0.717910965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área sinal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c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([.C35]-[.$F$33])^2" office:value-type="float" office:value="3.41250350209322" calcext:value-type="float">
            <text:p>3.4125035021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formula="of:=[.O35]/2.35/SQRT([.M35])" office:value-type="float" office:value="0.112169168180906" calcext:value-type="float">
            <text:p>0.1121691682</text:p>
          </table:table-cell>
          <table:table-cell table:number-columns-repeated="5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MeV</text:p>
          </table:table-cell>
          <table:table-cell table:formula="of:=[.L32]*[.N35]+[.N32]" office:value-type="float" office:value="0.884142270770209" calcext:value-type="float">
            <text:p>0.8841422708</text:p>
          </table:table-cell>
          <table:table-cell table:formula="of:=SQRT(([.L32]*[.P35])^2+([.N35]*[.M32])^2+([.O32])^2)" office:value-type="float" office:value="0.00211324175528257" calcext:value-type="float">
            <text:p>0.0021132418</text:p>
          </table:table-cell>
          <table:table-cell table:style-name="ce29" office:value-type="string" calcext:value-type="string">
            <text:p>Erro decen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.6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keV</text:p>
          </table:table-cell>
          <table:table-cell table:formula="of:=[.N38]*1000" office:value-type="float" office:value="884.142270770209" calcext:value-type="float">
            <text:p>884.1422707702</text:p>
          </table:table-cell>
          <table:table-cell table:formula="of:=[.O38]*1000" office:value-type="float" office:value="2.11324175528257" calcext:value-type="float">
            <text:p>2.113241755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table:formula="of:=([.C41]-[.$F$43])^2" office:value-type="float" office:value="2.72218572335592" calcext:value-type="float">
            <text:p>2.7221857234</text:p>
          </table:table-cell>
          <table:table-cell office:value-type="float" office:value="2625" calcext:value-type="float">
            <text:p>2625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33" calcext:value-type="float">
            <text:p>733</text:p>
          </table:table-cell>
          <table:table-cell office:value-type="float" office:value="949" calcext:value-type="float">
            <text:p>949</text:p>
          </table:table-cell>
          <table:table-cell table:formula="of:=([.C42]-[.$F$43])^2" office:value-type="float" office:value="0.422376199546452" calcext:value-type="float">
            <text:p>0.4223761995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34" calcext:value-type="float">
            <text:p>734</text:p>
          </table:table-cell>
          <table:table-cell office:value-type="float" office:value="1592" calcext:value-type="float">
            <text:p>1592</text:p>
          </table:table-cell>
          <table:table-cell table:formula="of:=([.C43]-[.$F$43])^2" office:value-type="float" office:value="0.12256667573698" calcext:value-type="float">
            <text:p>0.1225666757</text:p>
          </table:table-cell>
          <table:table-cell table:formula="of:=SUMPRODUCT([.C41:.C44];[.D41:.D44])/SUM([.D41:.D44])" office:value-type="float" office:value="733.649904761905" calcext:value-type="float">
            <text:p>733.6499047619</text:p>
          </table:table-cell>
          <table:table-cell table:formula="of:=SUMPRODUCT([.E41:.E44];[.D41:.D44])/SUM([.D41:.D44])" office:value-type="float" office:value="0.291528562358277" calcext:value-type="float">
            <text:p>0.2915285624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66" calcext:value-type="float">
            <text:p>66</text:p>
          </table:table-cell>
          <table:table-cell table:formula="of:=([.C44]-[.$F$43])^2" office:value-type="float" office:value="1.82275715192751" calcext:value-type="float">
            <text:p>1.822757151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.7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411" calcext:value-type="float">
            <text:p>411</text:p>
          </table:table-cell>
          <table:table-cell table:formula="of:=([.C50]-[.$F$52])^2" office:value-type="float" office:value="0.858410012013061" calcext:value-type="float">
            <text:p>0.858410012</text:p>
          </table:table-cell>
          <table:table-cell office:value-type="float" office:value="2626" calcext:value-type="float">
            <text:p>2626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" calcext:value-type="float">
            <text:p>880</text:p>
          </table:table-cell>
          <table:table-cell office:value-type="float" office:value="1997" calcext:value-type="float">
            <text:p>1997</text:p>
          </table:table-cell>
          <table:table-cell table:formula="of:=([.C51]-[.$F$52])^2" office:value-type="float" office:value="0.00540163425211738" calcext:value-type="float">
            <text:p>0.0054016343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81" calcext:value-type="float">
            <text:p>881</text:p>
          </table:table-cell>
          <table:table-cell office:value-type="float" office:value="218" calcext:value-type="float">
            <text:p>218</text:p>
          </table:table-cell>
          <table:table-cell table:formula="of:=([.C52]-[.$F$52])^2" office:value-type="float" office:value="1.15239325649117" calcext:value-type="float">
            <text:p>1.1523932565</text:p>
          </table:table-cell>
          <table:table-cell table:formula="of:=SUMPRODUCT([.C50:.C52];[.D50:.D52])/SUM([.D50:.D52])" office:value-type="float" office:value="879.926504188881" calcext:value-type="float">
            <text:p>879.9265041889</text:p>
          </table:table-cell>
          <table:table-cell table:formula="of:=SUMPRODUCT([.E50:.E52];[.D50:.D52])/SUM([.D50:.D52])" office:value-type="float" office:value="0.234126164681615" calcext:value-type="float">
            <text:p>0.2341261647</text:p>
          </table:table-cell>
          <table:table-cell table:style-name="ce21" office:value-type="string" calcext:value-type="string">
            <text:p>---------|</text:p>
          </table:table-cell>
          <table:table-cell table:number-columns-repeated="13"/>
        </table:table-row>
        <table:table-row table:style-name="ro1" table:number-rows-repeated="8">
          <table:table-cell/>
          <table:table-cell table:style-name="Default" table:number-columns-repeated="6"/>
          <table:table-cell table:number-columns-repeated="14"/>
        </table:table-row>
        <table:table-row table:style-name="ro1">
          <table:table-cell/>
          <table:table-cell table:style-name="Default" table:number-columns-repeated="6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currency-style style:name="N13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34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 style:data-style-name="N2" text:time-value="03:42:21.1468996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4:00:12.797398498</meta:creation-date>
    <dc:date>2015-12-13T03:42:31.869555598</dc:date>
    <meta:editing-duration>PT9H27M40S</meta:editing-duration>
    <meta:editing-cycles>20</meta:editing-cycles>
    <meta:generator>LibreOffice/4.2.8.2$Linux_X86_64 LibreOffice_project/420m0$Build-2</meta:generator>
    <meta:document-statistic meta:table-count="2" meta:cell-count="484" meta:object-count="0"/>
  </office:meta>
</office:document-meta>
</file>